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2AE89B43B4E458AD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c4b0" officeooo:paragraph-rsid="001fc4b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729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5a8a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2d108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2e430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8a15" officeooo:paragraph-rsid="002667a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729db" style:font-weight-asian="bold" style:font-weight-complex="bold"/>
    </style:style>
    <style:style style:name="P8" style:family="paragraph" style:parent-style-name="Text_20_body" style:master-page-name="HTML">
      <style:paragraph-properties style:page-number="auto"/>
    </style:style>
    <style:style style:name="P9" style:family="paragraph" style:parent-style-name="Text_20_body" style:master-page-name="HTML">
      <style:paragraph-properties fo:margin-top="0cm" fo:margin-bottom="0cm" style:contextual-spacing="false" style:page-number="auto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d1080"/>
    </style:style>
    <style:style style:name="T2" style:family="text">
      <style:text-properties officeooo:rsid="002edd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nigme n°<text:span text:style-name="T1">7</text:span></text:p>
      <text:p text:style-name="P2"/>
      <text:p text:style-name="P2"><draw:frame draw:style-name="fr1" draw:name="Image1" text:anchor-type="char" svg:width="7.964cm" svg:height="1.111cm" draw:z-index="0"><draw:image xlink:href="Pictures/100000000000012D0000002AE89B43B4E458AD21.png" xlink:type="simple" xlink:show="embed" xlink:actuate="onLoad" draw:mime-type="image/png"/></draw:frame></text:p>
      <text:p text:style-name="P2"/>
      <text:p text:style-name="P2"/>
      <text:p text:style-name="P4">Soit p valeurs entières dans un tableau.</text:p>
      <text:p text:style-name="P4"><text:tab/>- Quelle est la valeur min et la valeur max du tableau ?</text:p>
      <text:p text:style-name="P4"><text:tab/>- Quelle est le plus grand écart entre les valeurs du tableau ?</text:p>
      <text:p text:style-name="P4"><text:tab/>- <text:span text:style-name="T2">Quelle est la valeur la plus proche de zero du tableau ?</text:span></text:p>
      <text:p text:style-name="P4"><text:tab/>- Calculer simultanément</text:p>
      <text:p text:style-name="P4"><text:tab/><text:tab/>- la somme des éléments positifs du tableau.</text:p>
      <text:p text:style-name="P4"><text:tab/><text:tab/>- la somme des éléments négatifs du tableau.</text:p>
      <text:p text:style-name="P4"><text:tab/>- Quelle est la valeur moyenne du tableau ?</text:p>
      <text:p text:style-name="P4">- Retourner l'indice du premier élément égal à zéro du tableau (-1 au cas où pas présent).</text:p>
      <text:p text:style-name="P5">- Soit une k valeur entière saisie, dire si k est dans le tableau.</text:p>
      <text:p text:style-name="P5">- <text:span text:style-name="T2">Stocker le nombre de fois que chaque valeur est présente dans le tableau dans un objet.</text:span></text:p>
      <text:p text:style-name="P5">- <text:span text:style-name="T2">Créer un nouveau tableau qui est l’exacte inverse de celui d’origine.</text:span></text:p>
      <text:section text:style-name="Sect1" text:name="Section2" text:protected="true">
        <text:section-source xlink:href="../../tp-06/correction.html"/>
        <text:p text:style-name="P9">Entrez une valeur: </text:p>
        <text:p text:style-name="P10">Valider </text:p>
      </text:section>
      <text:p text:style-name="P6"/>
      <text:section text:style-name="Sect1" text:name="Section1" text:protected="true">
        <text:section-source xlink:href="../../tp-05/correction.html"/>
        <text:p text:style-name="P8"/>
      </text:section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5:30:47.679000000</dc:date>
    <meta:editing-duration>PT2H2M</meta:editing-duration>
    <meta:editing-cycles>28</meta:editing-cycles>
    <meta:generator>LibreOffice/7.3.0.3$Windows_X86_64 LibreOffice_project/0f246aa12d0eee4a0f7adcefbf7c878fc2238db3</meta:generator>
    <meta:document-statistic meta:table-count="0" meta:image-count="1" meta:object-count="0" meta:page-count="3" meta:paragraph-count="15" meta:word-count="140" meta:character-count="734" meta:non-whitespace-character-count="598"/>
  </office:meta>
</office:document-meta>
</file>